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NewRoman" svg:font-family="TimesNewRoman" style:font-family-generic="roman"/>
    <style:font-face style:name="MS Mincho" svg:font-family="'MS Mincho'" style:font-pitch="variable"/>
    <style:font-face style:name="Nimbus Sans L" svg:font-family="'Nimbus Sans L'" style:font-pitch="variable"/>
    <style:font-face style:name="Tahoma" svg:font-family="Tahoma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a1" style:family="table">
      <style:table-properties style:width="13.388cm" fo:margin-left="1.466cm" fo:margin-right="2.145cm" table:align="margins"/>
    </style:style>
    <style:style style:name="Tabela1.A" style:family="table-column">
      <style:table-column-properties style:column-width="2.062cm" style:rel-column-width="1169*"/>
    </style:style>
    <style:style style:name="Tabela1.B" style:family="table-column">
      <style:table-column-properties style:column-width="11.314cm" style:rel-column-width="6414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3.388cm" fo:margin-left="1.464cm" fo:margin-right="2.147cm" table:align="margins"/>
    </style:style>
    <style:style style:name="Tabela2.A" style:family="table-column">
      <style:table-column-properties style:column-width="2.062cm" style:rel-column-width="1169*"/>
    </style:style>
    <style:style style:name="Tabela2.B" style:family="table-column">
      <style:table-column-properties style:column-width="11.319cm" style:rel-column-width="6417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B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1">
      <style:paragraph-properties fo:text-align="justify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left="0.009cm" fo:margin-right="-0.097cm" fo:text-align="justify" style:justify-single-word="false" fo:text-indent="0cm" style:auto-text-indent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left="0.009cm" fo:margin-right="-0.097cm" fo:text-align="justify" style:justify-single-word="false" fo:text-indent="0cm" style:auto-text-indent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5" style:family="paragraph" style:parent-style-name="Text_20_body_20_indent">
      <style:paragraph-properties fo:margin-left="0cm" fo:margin-right="0cm" fo:line-height="100%" fo:text-indent="0cm" style:auto-text-indent="false"/>
      <style:text-properties style:font-name="Times New Roman" fo:font-size="10pt" style:font-size-asian="10pt" style:font-size-complex="10pt"/>
    </style:style>
    <style:style style:name="P6" style:family="paragraph" style:parent-style-name="Text_20_body_20_indent">
      <style:paragraph-properties fo:margin-left="0cm" fo:margin-right="0cm" fo:line-height="100%" fo:text-align="justify" style:justify-single-word="false" fo:text-indent="0cm" style:auto-text-indent="false"/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-0.25cm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cm" fo:margin-right="0cm" fo:text-align="justify" style:justify-single-word="false" fo:orphans="0" fo:widows="0" fo:text-indent="1.501cm" style:auto-text-indent="false" style:text-autospace="none"/>
      <style:text-properties fo:font-size="12pt" style:font-size-asian="12pt" style:font-size-complex="12pt"/>
    </style:style>
    <style:style style:name="P12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fo:font-size="12pt" style:font-size-asian="12pt" style:font-size-complex="12pt"/>
    </style:style>
    <style:style style:name="P13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1 – Descrição do Caso de Uso </text:p>
      <text:p text:style-name="P2"/>
      <text:p text:style-name="P2"/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P3">ID:</text:p>
            </table:table-cell>
            <table:table-cell table:style-name="Tabela1.B1" office:value-type="string">
              <text:p text:style-name="P4">Nome do Caso de Uso</text:p>
            </table:table-cell>
          </table:table-row>
        </table:table-header-rows>
        <table:table-row>
          <table:table-cell table:style-name="Tabela1.A2" office:value-type="string">
            <text:p text:style-name="P3">Atores: </text:p>
          </table:table-cell>
          <table:table-cell table:style-name="Tabela1.B2" office:value-type="string">
            <text:p text:style-name="P3"><text:span text:style-name="T1">Descrição dos atores.</text:span></text:p>
          </table:table-cell>
        </table:table-row>
      </table:table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P5"><text:span text:style-name="T2">Propósito:</text:span></text:p>
            </table:table-cell>
            <table:table-cell table:style-name="Tabela2.B1" office:value-type="string">
              <text:p text:style-name="P5"><text:span text:style-name="T2"><text:s/></text:span><text:span text:style-name="T1">Descrição do propósito.</text:span></text:p>
            </table:table-cell>
          </table:table-row>
        </table:table-header-rows>
        <table:table-row>
          <table:table-cell table:style-name="Tabela2.A2" office:value-type="string">
            <text:p text:style-name="P6"><text:span text:style-name="T2">Descrição:</text:span></text:p>
          </table:table-cell>
          <table:table-cell table:style-name="Tabela2.B2" office:value-type="string">
            <text:p text:style-name="P6"><text:s/>Descrição resumida do Caso de Uso.</text:p>
          </table:table-cell>
        </table:table-row>
      </table:table>
      <text:p text:style-name="P7"/>
      <text:p text:style-name="P7"><text:span text:style-name="T1"/></text:p>
      <text:p text:style-name="P8"/>
      <text:p text:style-name="P9"><text:tab/><text:tab/>1.1<text:tab/>Fluxo Básico</text:p>
      <text:p text:style-name="P10"/>
      <text:p text:style-name="P11"><text:tab/><text:tab/>Descrição do Fluxo Básico</text:p>
      <text:p text:style-name="P12"/>
      <text:p text:style-name="P13"><text:tab/><text:tab/>1.2<text:tab/>Fluxo Alternativo</text:p>
      <text:p text:style-name="P10"/>
      <text:p text:style-name="P12"><text:tab/><text:tab/>Descrição do Fluxo Alternativo</text:p>
      <text:p text:style-name="P10"/>
      <text:p text:style-name="P7"><text:tab/><text:tab/>1.3 <text:s text:c="6"/>Referência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NewRoman" svg:font-family="TimesNewRoman" style:font-family-generic="roman"/>
    <style:font-face style:name="MS Mincho" svg:font-family="'MS Mincho'" style:font-pitch="variable"/>
    <style:font-face style:name="Nimbus Sans L" svg:font-family="'Nimbus Sans L'" style:font-pitch="variable"/>
    <style:font-face style:name="Tahoma" svg:font-family="Tahoma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font-name-asian="Nimbus Sans L" style:font-size-asian="12pt" style:language-asian="none" style:country-asian="none" style:font-name-complex="Nimbus Sans L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50%" fo:text-align="justify" style:justify-single-word="false" fo:text-indent="1.249cm" style:auto-text-indent="false"/>
      <style:text-properties style:font-name="TimesNewRoman" fo:font-size="11.5pt" style:font-size-asian="11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TimesNewRoman" fo:font-size="13pt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BrOffice.org/2.0$Win32 OpenOffice.org_project/680m1$Build-8990</meta:generator>
    <meta:creation-date>2006-04-26T21:49:09</meta:creation-date>
    <dc:creator>Roberto Mnte</dc:creator>
    <dc:date>2006-06-08T08:39:05</dc:date>
    <dc:language>pt-BR</dc:language>
    <meta:editing-cycles>8</meta:editing-cycles>
    <meta:editing-duration>PT17M42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14" meta:word-count="43" meta:character-count="283"/>
  </office:meta>
</office:document-meta>
</file>